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6">
      <style:text-properties officeooo:rsid="00034ebb" officeooo:paragraph-rsid="00034ebb"/>
    </style:style>
    <style:style style:name="T1" style:family="text">
      <style:text-properties officeooo:rsid="00034e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– 4</text:p>
      <text:p text:style-name="Standard">Which of the following is NOT true?</text:p>
      <text:p text:style-name="Standard">Options</text:p>
      <text:list xml:id="list5144381779772216900" text:style-name="WWNum6">
        <text:list-item>
          <text:p text:style-name="P2">It is impossible to recover the absolute scale of the scene given two images from two camera angles.</text:p>
        </text:list-item>
        <text:list-item>
          <text:p text:style-name="P2">Bundle adjustment can be used to minimize re projection error. </text:p>
        </text:list-item>
        <text:list-item>
          <text:p text:style-name="P2">The 3 ranked motion and shape matrices which are obtained from measurement matrix are unique.</text:p>
        </text:list-item>
        <text:list-item>
          <text:p text:style-name="P2">Affine ambiguity can be eliminated by imposing the restriction that image axes are perpendicular.</text:p>
        </text:list-item>
      </text:list>
      <text:p text:style-name="Standard">Answer:</text:p>
      <text:p text:style-name="Standard">Option <text:bookmark text:name="_GoBack"/><text:span text:style-name="T1">c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esh Konatala</meta:initial-creator>
    <meta:editing-cycles>9</meta:editing-cycles>
    <meta:creation-date>2018-02-26T14:59:00</meta:creation-date>
    <dc:date>2018-05-07T14:55:34.876871420</dc:date>
    <meta:editing-duration>PT1H24M9S</meta:editing-duration>
    <meta:generator>LibreOffice/5.1.6.2$Linux_X86_64 LibreOffice_project/10m0$Build-2</meta:generator>
    <meta:document-statistic meta:table-count="0" meta:image-count="0" meta:object-count="0" meta:page-count="1" meta:paragraph-count="9" meta:word-count="74" meta:character-count="429" meta:non-whitespace-character-count="36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